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99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99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formula="of:=1+[.D4]" office:value-type="float" office:value="101" calcext:value-type="float">
            <text:p>101</text:p>
          </table:table-cell>
          <table:table-cell table:formula="of:=1+[.D5]" office:value-type="float" office:value="-99" calcext:value-type="float">
            <text:p>-99</text:p>
          </table:table-cell>
          <table:table-cell office:value-type="string" calcext:value-type="string">
            <text:p>p=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formula="of:=2+[.D4]" office:value-type="float" office:value="102" calcext:value-type="float">
            <text:p>102</text:p>
          </table:table-cell>
          <table:table-cell table:formula="of:=2+[.D5]" office:value-type="float" office:value="-98" calcext:value-type="float">
            <text:p>-98</text:p>
          </table:table-cell>
          <table:table-cell office:value-type="string" calcext:value-type="string">
            <text:p>q=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formula="of:=3+[.D4]" office:value-type="float" office:value="103" calcext:value-type="float">
            <text:p>103</text:p>
          </table:table-cell>
          <table:table-cell table:formula="of:=3+[.D5]" office:value-type="float" office:value="-97" calcext:value-type="float">
            <text:p>-9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rr=</text:p>
          </table:table-cell>
          <table:table-cell table:formula="of:=CORREL([.A1:.A6];[.B1:.B6])" office:value-type="float" office:value="-0.999466808850973" calcext:value-type="float">
            <text:p>-0.99946680885097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bserved frequencies=</text:p>
          </table:table-cell>
          <table:table-cell table:style-name="ce4"/>
          <table:table-cell table:style-name="ce7"/>
          <table:table-cell table:style-name="ce8" table:number-columns-repeated="2"/>
          <table:table-cell table:style-name="ce2" office:value-type="string" calcext:value-type="string">
            <text:p>Expected frequencies=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float" office:value="476" calcext:value-type="float">
            <text:p>476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98" calcext:value-type="float">
            <text:p>98</text:p>
          </table:table-cell>
          <table:table-cell table:formula="of:=[.B10]+[.C10]+[.D10]" office:value-type="float" office:value="920" calcext:value-type="float">
            <text:p>920</text:p>
          </table:table-cell>
          <table:table-cell/>
          <table:table-cell table:formula="of:=[.B$12]*[.$E10]/[.$E$12]" office:value-type="float" office:value="446.601941747573" calcext:value-type="float">
            <text:p>446.601941747573</text:p>
          </table:table-cell>
          <table:table-cell table:formula="of:=[.C$12]*[.$E10]/[.$E$12]" office:value-type="float" office:value="347.456310679612" calcext:value-type="float">
            <text:p>347.456310679612</text:p>
          </table:table-cell>
          <table:table-cell table:formula="of:=[.D$12]*[.$E10]/[.$E$12]" office:value-type="float" office:value="125.941747572816" calcext:value-type="float">
            <text:p>125.941747572816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formula="of:=[.B11]+[.C11]+[.D11]" office:value-type="float" office:value="110" calcext:value-type="float">
            <text:p>110</text:p>
          </table:table-cell>
          <table:table-cell/>
          <table:table-cell table:formula="of:=[.B$12]*[.$E11]/[.$E$12]" office:value-type="float" office:value="53.3980582524272" calcext:value-type="float">
            <text:p>53.3980582524272</text:p>
          </table:table-cell>
          <table:table-cell table:formula="of:=[.C$12]*[.$E11]/[.$E$12]" office:value-type="float" office:value="41.5436893203884" calcext:value-type="float">
            <text:p>41.5436893203884</text:p>
          </table:table-cell>
          <table:table-cell table:formula="of:=[.D$12]*[.$E11]/[.$E$12]" office:value-type="float" office:value="15.0582524271845" calcext:value-type="float">
            <text:p>15.0582524271845</text:p>
          </table:table-cell>
        </table:table-row>
        <table:table-row table:style-name="ro1">
          <table:table-cell/>
          <table:table-cell table:formula="of:=[.B10]+[.B11]" office:value-type="float" office:value="500" calcext:value-type="float">
            <text:p>500</text:p>
          </table:table-cell>
          <table:table-cell table:formula="of:=[.C10]+[.C11]" office:value-type="float" office:value="389" calcext:value-type="float">
            <text:p>389</text:p>
          </table:table-cell>
          <table:table-cell table:style-name="ce1" table:formula="of:=[.D10]+[.D11]" office:value-type="float" office:value="141" calcext:value-type="float">
            <text:p>14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" office:value-type="string" calcext:value-type="string">
            <text:p>(O-E)^2/E = 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table:formula="of:=(COLUMNS([$Sheet1.$B$10:.$D$11]) - 1) * (ROWS([$Sheet1.$B$10:.$D$11]) - 1)" office:value-type="float" office:value="2" calcext:value-type="float">
            <text:p>2</text:p>
          </table:table-cell>
          <table:table-cell/>
          <table:table-cell table:style-name="ce3" table:formula="of:=([.B10]-[.G10])^2/[.G10]" office:value-type="float" office:value="1.93515913887716" calcext:value-type="float">
            <text:p>1.93515913887716</text:p>
          </table:table-cell>
          <table:table-cell table:style-name="ce3" table:formula="of:=([.C10]-[.H10])^2/[.H10]" office:value-type="float" office:value="0.00610390639157669" calcext:value-type="float">
            <text:p>0.006103906391577</text:p>
          </table:table-cell>
          <table:table-cell table:style-name="ce3" table:formula="of:=([.D10]-[.I10])^2/[.I10]" office:value-type="float" office:value="6.19922521697218" calcext:value-type="float">
            <text:p>6.199225216972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-value</text:p>
          </table:table-cell>
          <table:table-cell table:formula="of:=LEGACY.CHITEST([$Sheet1.$B$10:.$D$11]; MMULT(MMULT([$Sheet1.$B$10:.$D$11];TRANSPOSE(IF(COLUMN([$Sheet1.$B$10:.$D$11]))));MMULT(TRANSPOSE(IF(ROW([$Sheet1.$B$10:.$D$11])));[$Sheet1.$B$10:.$D$11])) / SUM([$Sheet1.$B$10:.$D$11]))" office:value-type="float" office:value="2.80572122142262E-017" calcext:value-type="float">
            <text:p>2.80572122142262E-17</text:p>
          </table:table-cell>
          <table:table-cell/>
          <table:table-cell table:style-name="ce3" table:formula="of:=([.B11]-[.G11])^2/[.G11]" office:value-type="float" office:value="16.1849673433363" calcext:value-type="float">
            <text:p>16.1849673433363</text:p>
          </table:table-cell>
          <table:table-cell table:style-name="ce3" table:formula="of:=([.C11]-[.H11])^2/[.H11]" office:value-type="float" office:value="0.0510508534568232" calcext:value-type="float">
            <text:p>0.051050853456823</text:p>
          </table:table-cell>
          <table:table-cell table:style-name="ce3" table:formula="of:=([.D11]-[.I11])^2/[.I11]" office:value-type="float" office:value="51.84806545104" calcext:value-type="float">
            <text:p>51.848065451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 Statistic</text:p>
          </table:table-cell>
          <table:table-cell table:formula="of:=LEGACY.CHIINV([$Sheet1.$D$17]; [$Sheet1.$D$16])" office:value-type="float" office:value="76.224571910074" calcext:value-type="float">
            <text:p>76.224571910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itical Value</text:p>
          </table:table-cell>
          <table:table-cell table:formula="of:=LEGACY.CHIINV([$Sheet1.$D$15]; [$Sheet1.$D$16])" office:value-type="float" office:value="5.99146454710798" calcext:value-type="float">
            <text:p>5.99146454710798</text:p>
          </table:table-cell>
          <table:table-cell table:number-columns-repeated="5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09:35:07.320996023</meta:creation-date>
    <dc:date>2022-01-27T10:39:02.950285898</dc:date>
    <meta:editing-duration>PT9M48S</meta:editing-duration>
    <meta:editing-cycles>1</meta:editing-cycles>
    <meta:document-statistic meta:table-count="1" meta:cell-count="56" meta:object-count="0"/>
    <meta:generator>LibreOffice/6.2.8.2$Linux_X86_64 LibreOffice_project/20$Build-2</meta:generator>
  </office:meta>
</office:document-meta>
</file>